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itle">
      <style:text-properties fo:font-size="10pt" style:font-size-asian="10pt" style:font-size-complex="10pt"/>
    </style:style>
    <style:style style:name="T1" style:family="text">
      <style:text-properties officeooo:rsid="000a44e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ia Insurance - Requirements Specification</text:p>
      <text:p text:style-name="P2">1. Project Overview</text:p>
      <text:p text:style-name="P2">Web application for managing customers and insurance policies across Intia Insurance's head office and two branches (Douala and Yaounde).</text:p>
      <text:p text:style-name="P2">2. Technology Stack</text:p>
      <text:p text:style-name="P2">Backend: Laravel 12 (PHP 8.2+)</text:p>
      <text:p text:style-name="P2">Authentication: Laravel Breeze</text:p>
      <text:p text:style-name="P2">Frontend: Blade templates + Bootstrap 5</text:p>
      <text:p text:style-name="P2">Database: SQLite (current) / MySQL (production)</text:p>
      <text:p text:style-name="P2"/>
      <text:p text:style-name="P2">3. Core Entities</text:p>
      <text:p text:style-name="P2">3.1 Branches</text:p>
      <text:p text:style-name="P2">Head Office</text:p>
      <text:p text:style-name="P2">Intia-Douala</text:p>
      <text:p text:style-name="P2">Intia-Yaounde</text:p>
      <text:p text:style-name="P2"/>
      <text:p text:style-name="P2">3.2 Customers</text:p>
      <text:p text:style-name="P2">Full name</text:p>
      <text:p text:style-name="P2">Email</text:p>
      <text:p text:style-name="P2">Phone number</text:p>
      <text:p text:style-name="P2">Address</text:p>
      <text:p text:style-name="P2">Date of birth</text:p>
      <text:p text:style-name="P2">Assigned branch</text:p>
      <text:p text:style-name="P2"/>
      <text:p text:style-name="P2">3.3 Insurance Policies</text:p>
      <text:p text:style-name="P2">Policy number (unique)</text:p>
      <text:p text:style-name="P2">Customer (relationship)</text:p>
      <text:p text:style-name="P2">Policy type (Auto, Health, Life, Property)</text:p>
      <text:p text:style-name="P2">Coverage amount</text:p>
      <text:p text:style-name="P2">Premium amount</text:p>
      <text:p text:style-name="P2">Start date</text:p>
      <text:p text:style-name="P2">End date</text:p>
      <text:p text:style-name="P2">Status (Active, Expired, Cancelled)</text:p>
      <text:p text:style-name="P2">Branch</text:p>
      <text:p text:style-name="P2"/>
      <text:p text:style-name="P2">4. Functional Requirements</text:p>
      <text:p text:style-name="P2"><text:soft-page-break/>4.1 Authentication</text:p>
      <text:p text:style-name="P2">User login/logout (Breeze)</text:p>
      <text:p text:style-name="P2">Password reset</text:p>
      <text:p text:style-name="P2">User roles: Admin, Agent</text:p>
      <text:p text:style-name="P2"/>
      <text:p text:style-name="P2">4.2 Customer Management</text:p>
      <text:p text:style-name="P2">Create: Add new customer with branch assignment</text:p>
      <text:p text:style-name="P2">Read: View customer list (filterable by branch) and details</text:p>
      <text:p text:style-name="P2">Update: Edit customer information</text:p>
      <text:p text:style-name="P2">Delete: Remove customer (with confirmation)</text:p>
      <text:p text:style-name="P2"/>
      <text:p text:style-name="P2">4.3 Policy Management</text:p>
      <text:p text:style-name="P2">Create: Add new policy linked to customer</text:p>
      <text:p text:style-name="P2">Read: View policy list (filterable by branch, status, customer) and details</text:p>
      <text:p text:style-name="P2">Update: Edit policy information</text:p>
      <text:p text:style-name="P2">Delete: Remove policy (with confirmation)</text:p>
      <text:p text:style-name="P2"/>
      <text:p text:style-name="P2">4.4 Dashboard</text:p>
      <text:p text:style-name="P2">Total customers per branch</text:p>
      <text:p text:style-name="P2">Total active policies per branch</text:p>
      <text:p text:style-name="P2">Recent policies</text:p>
      <text:p text:style-name="P2">Policy expiration alerts (30 days)</text:p>
      <text:p text:style-name="P2"/>
      <text:p text:style-name="P2">5. User Roles &amp; Permissions</text:p>
      <text:p text:style-name="P2">Feature<text:tab/><text:tab/><text:tab/>Admin<text:tab/><text:tab/>Agent</text:p>
      <text:p text:style-name="P2">Manage <text:tab/>customers<text:tab/>✓<text:tab/><text:tab/>✓ (own branch)</text:p>
      <text:p text:style-name="P2">Manage <text:tab/>policies<text:tab/><text:tab/>✓<text:tab/><text:tab/>✓ (own branch)</text:p>
      <text:p text:style-name="P2">View all branches<text:tab/>✓<text:tab/><text:tab/>✗</text:p>
      <text:p text:style-name="P2">Manage users<text:tab/><text:tab/>✓<text:tab/><text:tab/>✗</text:p>
      <text:p text:style-name="P2">6. Database Schema</text:p>
      <text:p text:style-name="P2">users</text:p>
      <text:p text:style-name="P2">- id, name, email, password, role, branch_id</text:p>
      <text:p text:style-name="P2">branches</text:p>
      <text:p text:style-name="P2">- id, name, location</text:p>
      <text:p text:style-name="P2">customers</text:p>
      <text:p text:style-name="P2">- id, name, email, phone, address, dob, branch_id</text:p>
      <text:p text:style-name="P2"><text:soft-page-break/></text:p>
      <text:p text:style-name="P2">policies</text:p>
      <text:p text:style-name="P2">- id, policy_number, customer_id, type, coverage_amount, </text:p>
      <text:p text:style-name="P2"><text:s text:c="2"/>premium_amount, start_date, end_date, status, branch_id</text:p>
      <text:p text:style-name="P2"/>
      <text:p text:style-name="P2">7. UI Requirements</text:p>
      <text:p text:style-name="P2">Responsive Bootstrap 5 layout</text:p>
      <text:p text:style-name="P2">Navigation: Dashboard, Customers, Policies</text:p>
      <text:p text:style-name="P2">Data tables with search/filter</text:p>
      <text:p text:style-name="P2">Form validation</text:p>
      <text:p text:style-name="P2">Success/error notifications</text:p>
      <text:p text:style-name="P2"/>
      <text:p text:style-name="P2">8. Installation Steps</text:p>
      <text:p text:style-name="P2">Install Laravel Breeze: composer require laravel/breeze --dev</text:p>
      <text:p text:style-name="P2">Install Breeze: php artisan breeze:install blade</text:p>
      <text:p text:style-name="P2">Install Bootstrap: npm install bootstrap @popperjs/core</text:p>
      <text:p text:style-name="P2">Run migrations: php artisan migrate</text:p>
      <text:p text:style-name="P2">Seed branches and admin user</text:p>
      <text:p text:style-name="P2"/>
      <text:p text:style-name="P2">9. Deliverables</text:p>
      <text:p text:style-name="P2">Migrations for all tables</text:p>
      <text:p text:style-name="P2">Models with relationships</text:p>
      <text:p text:style-name="P2">Controllers (Customer, Policy, Dashboard)</text:p>
      <text:p text:style-name="P2">Blade views with Bootstrap styling</text:p>
      <text:p text:style-name="P2">Routes (web.php)</text:p>
      <text:p text:style-name="P2">Seeders for initial data</text:p>
      <text:p text:style-name="P2">Basic validation ru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5:22:35.042925969</meta:creation-date>
    <dc:date>2025-11-26T16:02:23.517334269</dc:date>
    <meta:editing-duration>PT39M51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3" meta:paragraph-count="86" meta:word-count="334" meta:character-count="2387" meta:non-whitespace-character-count="2126"/>
  </office:meta>
</office:document-meta>
</file>